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11in"/>
    </style:style>
    <style:style style:name="co3" style:family="table-column">
      <style:table-column-properties fo:break-before="auto" style:column-width="3.333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4.6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3.502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2">
          <table:table-cell table:style-name="ce1" office:value-type="string" table:number-columns-spanned="3" table:number-rows-spanned="1">
            <text:p><text:span text:style-name="T1">TODO:</text:span> </text:p>
            <text:p>Identify where to find the info on the web google/yahoo finance ?</text:p>
            <text:p>Find more info and populate the definition column</text:p>
            <text:p/>
            <text:p>https://ycharts.com/companies/MSFT/pe_ratio</text:p>
            <text:p>http://financials.morningstar.com/ratios/r.html?t=KO <text:s text:c="2"/>--&gt; historiques</text:p>
            <text:p>http://financials.morningstar.com/valuation/price-ratio.html?t=KO <text:s text:c="2"/>--&gt; current</text:p>
            <text:p>Http://bigcharts.marketwatch.com/quickchart/qsymbinfo.asp?sid=12054262&amp;symb=FR%3AGLE&amp;time=8&amp;freq=1</text:p>
            <text:p/>
            <text:p>S'inspirer de portefeuilles existants:</text:p>
            <text:p/>
            <text:p><text:a xlink:href="https://www.lfde.com/les-fonds/echiquier-dividende/">https://www.lfde.com/les-fonds/echiquier-dividende/</text:a> - financiere de l'echiquier</text:p>
            <text:p><text:a xlink:href="http://www.msci.com/">www.msci.com</text:a> - msci </text:p>
            <text:p><text:a xlink:href="https://ark-invest.com/">https://ark-invest.com/</text:a> - ark invest</text:p>
            <text:p><text:a xlink:href="http://www.moneta.fr/">http://www.moneta.fr</text:a> - moneta – asset manager fr</text:p>
            <text:p><text:a xlink:href="https://www.mirabaud-am.com/">https://www.mirabaud-am.com</text:a> - asset manager </text:p>
            <text:p/>
            <text:p/>
            <text:p/>
            <text:p/>
            <text:p/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Financial statement source</text:p>
          </table:table-cell>
          <table:table-cell table:style-name="ce2" office:value-type="string">
            <text:p>Definition</text:p>
          </table:table-cell>
        </table:table-row>
        <table:table-row table:style-name="ro1">
          <table:table-cell office:value-type="string">
            <text:p>Sales per share</text:p>
          </table:table-cell>
          <table:table-cell office:value-type="string">
            <text:p>Sales / shares outstanding</text:p>
          </table:table-cell>
          <table:table-cell office:value-type="string">
            <text:p>Income statement</text:p>
          </table:table-cell>
          <table:table-cell/>
        </table:table-row>
        <table:table-row table:style-name="ro1">
          <table:table-cell office:value-type="string">
            <text:p>Earnings per share</text:p>
          </table:table-cell>
          <table:table-cell office:value-type="string">
            <text:p>Earnings/ shares outstanding</text:p>
          </table:table-cell>
          <table:table-cell office:value-type="string">
            <text:p>Balance sheet</text:p>
          </table:table-cell>
          <table:table-cell/>
        </table:table-row>
        <table:table-row table:style-name="ro1">
          <table:table-cell office:value-type="string">
            <text:p>Dividend per share</text:p>
          </table:table-cell>
          <table:table-cell office:value-type="string">
            <text:p>Dividends/shares outstanding</text:p>
          </table:table-cell>
          <table:table-cell office:value-type="string">
            <text:p>Retained earnings/Balance sheet</text:p>
          </table:table-cell>
          <table:table-cell/>
        </table:table-row>
        <table:table-row table:style-name="ro1">
          <table:table-cell office:value-type="string">
            <text:p>Cash flow per share</text:p>
          </table:table-cell>
          <table:table-cell office:value-type="string">
            <text:p>(Operating + other income + depreciation / Shares)</text:p>
          </table:table-cell>
          <table:table-cell office:value-type="string">
            <text:p>Income statement/Balance sheet</text:p>
          </table:table-cell>
          <table:table-cell/>
        </table:table-row>
        <table:table-row table:style-name="ro3">
          <table:table-cell office:value-type="string">
            <text:p>Yield</text:p>
          </table:table-cell>
          <table:table-cell office:value-type="string">
            <text:p><text:span text:style-name="T1">Dividends per share </text:span>/ Price per share</text:p>
          </table:table-cell>
          <table:table-cell office:value-type="string">
            <text:p><text:span text:style-name="T1">Dividends per share</text:span>/news paper</text:p>
          </table:table-cell>
          <table:table-cell/>
        </table:table-row>
        <table:table-row table:style-name="ro1">
          <table:table-cell office:value-type="string">
            <text:p>Liquidity ratios: Quick ratio</text:p>
          </table:table-cell>
          <table:table-cell office:value-type="string">
            <text:p>(Current Assets – inventory)/current liabilities</text:p>
          </table:table-cell>
          <table:table-cell office:value-type="string">
            <text:p>Balance sheet</text:p>
          </table:table-cell>
          <table:table-cell/>
        </table:table-row>
        <table:table-row table:style-name="ro1">
          <table:table-cell office:value-type="string">
            <text:p>Debt Ratios: short-term debt coverage ratio</text:p>
          </table:table-cell>
          <table:table-cell office:value-type="string">
            <text:p>Operating income/short-term debt</text:p>
          </table:table-cell>
          <table:table-cell office:value-type="string">
            <text:p>Income statement/Balance sheet</text:p>
          </table:table-cell>
          <table:table-cell/>
        </table:table-row>
        <table:table-row table:style-name="ro3">
          <table:table-cell office:value-type="string">
            <text:p>Valuation ratios: Price to sales</text:p>
          </table:table-cell>
          <table:table-cell office:value-type="string">
            <text:p>Stock price/<text:span text:style-name="T1">Sales per share</text:span></text:p>
          </table:table-cell>
          <table:table-cell office:value-type="string">
            <text:p>Newspapers / <text:span text:style-name="T1">sales per share</text:span></text:p>
          </table:table-cell>
          <table:table-cell/>
        </table:table-row>
        <table:table-row table:style-name="ro3">
          <table:table-cell office:value-type="string">
            <text:p>Valutation ratios: Price to earnings</text:p>
          </table:table-cell>
          <table:table-cell office:value-type="string">
            <text:p>Stock price / <text:span text:style-name="T1">earnings per share</text:span></text:p>
          </table:table-cell>
          <table:table-cell office:value-type="string">
            <text:p>Newspapers / <text:span text:style-name="T1">earnings per share</text:span></text:p>
          </table:table-cell>
          <table:table-cell/>
        </table:table-row>
        <table:table-row table:style-name="ro3">
          <table:table-cell office:value-type="string">
            <text:p>Dividend coverage ratio</text:p>
          </table:table-cell>
          <table:table-cell office:value-type="string">
            <text:p><text:span text:style-name="T1">Cash flow per share</text:span> / <text:span text:style-name="T1">earnings per share</text:span></text:p>
          </table:table-cell>
          <table:table-cell office:value-type="string">
            <text:p>precalculated ratios</text:p>
          </table:table-cell>
          <table:table-cell/>
        </table:table-row>
        <table:table-row table:style-name="ro3">
          <table:table-cell office:value-type="string">
            <text:p>Payout ratio</text:p>
          </table:table-cell>
          <table:table-cell office:value-type="string">
            <text:p><text:span text:style-name="T1">Dividends per share</text:span> / <text:span text:style-name="T1">earnings per share</text:span></text:p>
          </table:table-cell>
          <table:table-cell office:value-type="string">
            <text:p>precalculated ratios</text:p>
          </table:table-cell>
          <table:table-cell/>
        </table:table-row>
        <table:table-row table:style-name="ro1">
          <table:table-cell office:value-type="string">
            <text:p>Revenue growth rate ratio</text:p>
          </table:table-cell>
          <table:table-cell office:value-type="string">
            <text:p>Year-Over-Yer percent change in revenues</text:p>
          </table:table-cell>
          <table:table-cell office:value-type="string">
            <text:p>Income statement</text:p>
          </table:table-cell>
          <table:table-cell/>
        </table:table-row>
        <table:table-row table:style-name="ro1">
          <table:table-cell office:value-type="string">
            <text:p>earnings growth rate ratio</text:p>
          </table:table-cell>
          <table:table-cell office:value-type="string">
            <text:p>Year-Over-Yer percent change in earnings</text:p>
          </table:table-cell>
          <table:table-cell office:value-type="string">
            <text:p>Income statemen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8/12/2017</text:date>, <text:time>14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26S</meta:editing-duration>
    <meta:editing-cycles>17</meta:editing-cycles>
    <meta:generator>OpenOffice/4.1.3$Win32 OpenOffice.org_project/413m1$Build-9783</meta:generator>
    <dc:date>2017-08-12T14:31:52.93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